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4-Jan" table:style-name="ta1">
        <table:shapes>
          <draw:frame draw:z-index="0" draw:style-name="gr1" draw:text-style-name="P1" svg:width="246.25mm" svg:height="138.51mm" svg:x="158.78mm" svg:y="4.98mm">
            <draw:object draw:notify-on-update-of-ranges="'24-Jan'.C9:'24-Jan'.C9 '24-Jan'.C10:'24-Jan'.C23 '24-Jan'.D9:'24-Jan'.D9 '24-Jan'.D10:'24-Jan'.D23 '24-Jan'.E9:'24-Jan'.E9 '24-Jan'.E10:'24-Jan'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rint #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1 ve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]/[.E5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2 vel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6]/[.E6]" office:value-type="float" office:value="1.16666666666667" calcext:value-type="float">
            <text:p>1.166666666666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3 ve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]/[.E7]" office:value-type="float" office:value="1.83333333333333" calcext:value-type="float">
            <text:p>1.83333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lanned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7" calcext:value-type="date">
            <text:p>17/01/1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8" calcext:value-type="date">
            <text:p>18/01/18</text:p>
          </table:table-cell>
          <table:table-cell table:formula="of:=[.D10]-[.F5]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19" calcext:value-type="date">
            <text:p>19/01/18</text:p>
          </table:table-cell>
          <table:table-cell table:formula="of:=[.D11]-[.F$5]"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0" calcext:value-type="date">
            <text:p>20/01/18</text:p>
          </table:table-cell>
          <table:table-cell table:formula="of:=[.D12]-[.F$5]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1" calcext:value-type="date">
            <text:p>21/01/18</text:p>
          </table:table-cell>
          <table:table-cell table:formula="of:=[.D13]-[.F$5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2" calcext:value-type="date">
            <text:p>22/01/18</text:p>
          </table:table-cell>
          <table:table-cell table:formula="of:=[.D14]-[.F$5]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3" calcext:value-type="date">
            <text:p>23/01/18</text:p>
          </table:table-cell>
          <table:table-cell table:formula="of:=[.D15]-[.F$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4" calcext:value-type="date">
            <text:p>24/01/18</text:p>
          </table:table-cell>
          <table:table-cell table:style-name="ce3" table:formula="of:=[.D6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5" calcext:value-type="date">
            <text:p>25/01/18</text:p>
          </table:table-cell>
          <table:table-cell table:formula="of:=[.D17]-[.F6]" office:value-type="float" office:value="5.83333333333333" calcext:value-type="float">
            <text:p>5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6" calcext:value-type="date">
            <text:p>26/01/18</text:p>
          </table:table-cell>
          <table:table-cell table:formula="of:=[.D18]-[.F$6]" office:value-type="float" office:value="4.66666666666667" calcext:value-type="float">
            <text:p>4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7" calcext:value-type="date">
            <text:p>27/01/18</text:p>
          </table:table-cell>
          <table:table-cell table:formula="of:=[.D19]-[.F$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8" calcext:value-type="date">
            <text:p>28/01/18</text:p>
          </table:table-cell>
          <table:table-cell table:formula="of:=[.D20]-[.F$6]" office:value-type="float" office:value="2.33333333333333" calcext:value-type="float">
            <text:p>2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9" calcext:value-type="date">
            <text:p>29/01/18</text:p>
          </table:table-cell>
          <table:table-cell table:formula="of:=[.D21]-[.F$6]" office:value-type="float" office:value="1.16666666666667" calcext:value-type="float">
            <text:p>1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0" calcext:value-type="date">
            <text:p>30/01/18</text:p>
          </table:table-cell>
          <table:table-cell table:formula="of:=[.D22]-[.F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1" calcext:value-type="date">
            <text:p>31/01/18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1" calcext:value-type="date">
            <text:p>01/02/18</text:p>
          </table:table-cell>
          <table:table-cell table:formula="of:=[.D7]-[.F7]" office:value-type="float" office:value="9.16666666666667" calcext:value-type="float">
            <text:p>9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2" calcext:value-type="date">
            <text:p>02/02/18</text:p>
          </table:table-cell>
          <table:table-cell table:formula="of:=[.D25]-[.F$7]" office:value-type="float" office:value="7.33333333333333" calcext:value-type="float">
            <text:p>7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3" calcext:value-type="date">
            <text:p>03/02/18</text:p>
          </table:table-cell>
          <table:table-cell table:formula="of:=[.D26]-[.F$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4" calcext:value-type="date">
            <text:p>04/02/18</text:p>
          </table:table-cell>
          <table:table-cell table:formula="of:=[.D27]-[.F$7]" office:value-type="float" office:value="3.66666666666667" calcext:value-type="float">
            <text:p>3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5" calcext:value-type="date">
            <text:p>05/02/18</text:p>
          </table:table-cell>
          <table:table-cell table:formula="of:=[.D28]-[.F$7]" office:value-type="float" office:value="1.83333333333333" calcext:value-type="float">
            <text:p>1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6" calcext:value-type="date">
            <text:p>06/02/18</text:p>
          </table:table-cell>
          <table:table-cell table:formula="of:=[.D29]-[.F$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7" calcext:value-type="date">
            <text:p>07/02/18</text:p>
          </table:table-cell>
          <table:table-cell table:style-name="ce3"/>
          <table:table-cell table:number-columns-repeated="2"/>
        </table:table-row>
      </table:table>
      <table:table table:name="31-Jan" table:style-name="ta1">
        <table:shapes>
          <draw:frame draw:z-index="0" draw:style-name="gr1" draw:text-style-name="P1" svg:width="246.25mm" svg:height="138.51mm" svg:x="158.78mm" svg:y="4.98mm">
            <draw:object draw:notify-on-update-of-ranges="'31-Jan'.C10:'31-Jan'.C23 '31-Jan'.C10:'31-Jan'.C23 '31-Jan'.D9:'31-Jan'.D9 '31-Jan'.D10:'31-Jan'.D23 '31-Jan'.C10:'31-Jan'.C23 '31-Jan'.E9:'31-Jan'.E9 '31-Jan'.E10:'31-Jan'.E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rint #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1 ve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]/[.E5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2 ve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]/[.E6]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3 ve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]/[.E7]" office:value-type="float" office:value="1.83333333333333" calcext:value-type="float">
            <text:p>1.83333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lanned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7" calcext:value-type="date">
            <text:p>17/01/1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8" calcext:value-type="date">
            <text:p>18/01/18</text:p>
          </table:table-cell>
          <table:table-cell table:formula="of:=[.D10]-[.F5]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19" calcext:value-type="date">
            <text:p>19/01/18</text:p>
          </table:table-cell>
          <table:table-cell table:formula="of:=[.D11]-[.F$5]"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0" calcext:value-type="date">
            <text:p>20/01/18</text:p>
          </table:table-cell>
          <table:table-cell table:formula="of:=[.D12]-[.F$5]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1" calcext:value-type="date">
            <text:p>21/01/18</text:p>
          </table:table-cell>
          <table:table-cell table:formula="of:=[.D13]-[.F$5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2" calcext:value-type="date">
            <text:p>22/01/18</text:p>
          </table:table-cell>
          <table:table-cell table:formula="of:=[.D14]-[.F$5]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3" calcext:value-type="date">
            <text:p>23/01/18</text:p>
          </table:table-cell>
          <table:table-cell table:formula="of:=[.D15]-[.F$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4" calcext:value-type="date">
            <text:p>24/01/18</text:p>
          </table:table-cell>
          <table:table-cell table:style-name="ce3" table:formula="of:=[.D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5" calcext:value-type="date">
            <text:p>25/01/18</text:p>
          </table:table-cell>
          <table:table-cell table:formula="of:=[.D17]-[.F6]" office:value-type="float" office:value="8.33333333333333" calcext:value-type="float">
            <text:p>8.3333333333333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6" calcext:value-type="date">
            <text:p>26/01/18</text:p>
          </table:table-cell>
          <table:table-cell table:formula="of:=[.D18]-[.F$6]" office:value-type="float" office:value="6.66666666666667" calcext:value-type="float">
            <text:p>6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7" calcext:value-type="date">
            <text:p>27/01/18</text:p>
          </table:table-cell>
          <table:table-cell table:formula="of:=[.D19]-[.F$6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8" calcext:value-type="date">
            <text:p>28/01/18</text:p>
          </table:table-cell>
          <table:table-cell table:formula="of:=[.D20]-[.F$6]" office:value-type="float" office:value="3.33333333333333" calcext:value-type="float">
            <text:p>3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9" calcext:value-type="date">
            <text:p>29/01/18</text:p>
          </table:table-cell>
          <table:table-cell table:formula="of:=[.D21]-[.F$6]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0" calcext:value-type="date">
            <text:p>30/01/18</text:p>
          </table:table-cell>
          <table:table-cell table:formula="of:=[.D22]-[.F$6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31" calcext:value-type="date">
            <text:p>31/01/18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1" calcext:value-type="date">
            <text:p>01/02/18</text:p>
          </table:table-cell>
          <table:table-cell table:formula="of:=[.D7]-[.F7]" office:value-type="float" office:value="9.16666666666667" calcext:value-type="float">
            <text:p>9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2" calcext:value-type="date">
            <text:p>02/02/18</text:p>
          </table:table-cell>
          <table:table-cell table:formula="of:=[.D25]-[.F$7]" office:value-type="float" office:value="7.33333333333333" calcext:value-type="float">
            <text:p>7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3" calcext:value-type="date">
            <text:p>03/02/18</text:p>
          </table:table-cell>
          <table:table-cell table:formula="of:=[.D26]-[.F$7]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4" calcext:value-type="date">
            <text:p>04/02/18</text:p>
          </table:table-cell>
          <table:table-cell table:formula="of:=[.D27]-[.F$7]" office:value-type="float" office:value="3.66666666666667" calcext:value-type="float">
            <text:p>3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5" calcext:value-type="date">
            <text:p>05/02/18</text:p>
          </table:table-cell>
          <table:table-cell table:formula="of:=[.D28]-[.F$7]" office:value-type="float" office:value="1.83333333333333" calcext:value-type="float">
            <text:p>1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6" calcext:value-type="date">
            <text:p>06/02/18</text:p>
          </table:table-cell>
          <table:table-cell table:formula="of:=[.D29]-[.F$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7" calcext:value-type="date">
            <text:p>07/02/18</text:p>
          </table:table-cell>
          <table:table-cell table:style-name="ce3"/>
          <table:table-cell table:number-columns-repeated="2"/>
        </table:table-row>
      </table:table>
      <table:table table:name="07-Feb" table:style-name="ta1">
        <table:shapes>
          <draw:frame draw:z-index="0" draw:style-name="gr1" draw:text-style-name="P1" svg:width="246.25mm" svg:height="138.51mm" svg:x="158.78mm" svg:y="4.98mm">
            <draw:object draw:notify-on-update-of-ranges="'07-Feb'.C9:'07-Feb'.C9 '07-Feb'.C10:'07-Feb'.C30 '07-Feb'.D9:'07-Feb'.D9 '07-Feb'.D10:'07-Feb'.D30 '07-Feb'.E9:'07-Feb'.E9 '07-Feb'.E10:'07-Feb'.E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print #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1 vel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5]/[.E5]" office:value-type="float" office:value="1.5" calcext:value-type="float">
            <text:p>1.5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2 ve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6]/[.E6]" office:value-type="float" office:value="1.66666666666667" calcext:value-type="float">
            <text:p>1.66666666666667</text:p>
          </table:table-cell>
        </table:table-row>
        <table:table-row table:style-name="ro1">
          <table:table-cell table:number-columns-repeated="2"/>
          <table:table-cell table:style-name="Default" office:value-type="string" calcext:value-type="string">
            <text:p>Sprint 3 vel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7]/[.E7]" office:value-type="float" office:value="1.83333333333333" calcext:value-type="float">
            <text:p>1.83333333333333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lanned</text:p>
          </table:table-cell>
          <table:table-cell office:value-type="string" calcext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7" calcext:value-type="date">
            <text:p>17/01/18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18" calcext:value-type="date">
            <text:p>18/01/18</text:p>
          </table:table-cell>
          <table:table-cell table:formula="of:=[.D10]-[.F5]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19" calcext:value-type="date">
            <text:p>19/01/18</text:p>
          </table:table-cell>
          <table:table-cell table:formula="of:=[.D11]-[.F$5]" office:value-type="float" office:value="13" calcext:value-type="float">
            <text:p>13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0" calcext:value-type="date">
            <text:p>20/01/18</text:p>
          </table:table-cell>
          <table:table-cell table:formula="of:=[.D12]-[.F$5]" office:value-type="float" office:value="11.5" calcext:value-type="float">
            <text:p>11.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1" calcext:value-type="date">
            <text:p>21/01/18</text:p>
          </table:table-cell>
          <table:table-cell table:formula="of:=[.D13]-[.F$5]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2" calcext:value-type="date">
            <text:p>22/01/18</text:p>
          </table:table-cell>
          <table:table-cell table:formula="of:=[.D14]-[.F$5]"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3" calcext:value-type="date">
            <text:p>23/01/18</text:p>
          </table:table-cell>
          <table:table-cell table:formula="of:=[.D15]-[.F$5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4" calcext:value-type="date">
            <text:p>24/01/18</text:p>
          </table:table-cell>
          <table:table-cell table:style-name="ce3" table:formula="of:=[.D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5" calcext:value-type="date">
            <text:p>25/01/18</text:p>
          </table:table-cell>
          <table:table-cell table:formula="of:=[.D17]-[.F6]" office:value-type="float" office:value="8.33333333333333" calcext:value-type="float">
            <text:p>8.3333333333333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6" calcext:value-type="date">
            <text:p>26/01/18</text:p>
          </table:table-cell>
          <table:table-cell table:formula="of:=[.D18]-[.F$6]" office:value-type="float" office:value="6.66666666666667" calcext:value-type="float">
            <text:p>6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7" calcext:value-type="date">
            <text:p>27/01/18</text:p>
          </table:table-cell>
          <table:table-cell table:formula="of:=[.D19]-[.F$6]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28" calcext:value-type="date">
            <text:p>28/01/18</text:p>
          </table:table-cell>
          <table:table-cell table:formula="of:=[.D20]-[.F$6]" office:value-type="float" office:value="3.33333333333333" calcext:value-type="float">
            <text:p>3.3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29" calcext:value-type="date">
            <text:p>29/01/18</text:p>
          </table:table-cell>
          <table:table-cell table:formula="of:=[.D21]-[.F$6]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1-30" calcext:value-type="date">
            <text:p>30/01/18</text:p>
          </table:table-cell>
          <table:table-cell table:formula="of:=[.D22]-[.F$6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1-31" calcext:value-type="date">
            <text:p>31/01/18</text:p>
          </table:table-cell>
          <table:table-cell table:style-name="ce3" table:formula="of:=[.D7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1" calcext:value-type="date">
            <text:p>01/02/18</text:p>
          </table:table-cell>
          <table:table-cell table:formula="of:=[.D7]-[.F7]" office:value-type="float" office:value="9.16666666666667" calcext:value-type="float">
            <text:p>9.1666666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2" calcext:value-type="date">
            <text:p>02/02/18</text:p>
          </table:table-cell>
          <table:table-cell table:formula="of:=[.D25]-[.F$7]" office:value-type="float" office:value="7.33333333333333" calcext:value-type="float">
            <text:p>7.3333333333333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3" calcext:value-type="date">
            <text:p>03/02/18</text:p>
          </table:table-cell>
          <table:table-cell table:formula="of:=[.D26]-[.F$7]"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4" calcext:value-type="date">
            <text:p>04/02/18</text:p>
          </table:table-cell>
          <table:table-cell table:formula="of:=[.D27]-[.F$7]" office:value-type="float" office:value="3.66666666666667" calcext:value-type="float">
            <text:p>3.66666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5" calcext:value-type="date">
            <text:p>05/02/18</text:p>
          </table:table-cell>
          <table:table-cell table:formula="of:=[.D28]-[.F$7]" office:value-type="float" office:value="1.83333333333333" calcext:value-type="float">
            <text:p>1.8333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18-02-06" calcext:value-type="date">
            <text:p>06/02/18</text:p>
          </table:table-cell>
          <table:table-cell table:formula="of:=[.D29]-[.F$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date" office:date-value="2018-02-07" calcext:value-type="date">
            <text:p>07/02/18</text:p>
          </table:table-cell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8:58:34.242393315</meta:creation-date>
    <dc:date>2018-02-10T19:27:39.164564887</dc:date>
    <meta:editing-duration>PT18M53S</meta:editing-duration>
    <meta:editing-cycles>2</meta:editing-cycles>
    <meta:generator>LibreOffice/6.0.0.3$Linux_X86_64 LibreOffice_project/00m0$Build-3</meta:generator>
    <meta:document-statistic meta:table-count="3" meta:cell-count="2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scatter" chart:style-name="ch1">
        <chart:title svg:x="10.007cm" svg:y="0.413cm" chart:style-name="ch2">
          <text:p>Burndown @ 24-Jan</text:p>
        </chart:title>
        <chart:subtitle svg:x="10.245cm" svg:y="1.495cm" chart:style-name="ch3">
          <text:p>Sprint #1 Complete</text:p>
        </chart:subtitle>
        <chart:legend chart:legend-position="end" svg:x="21.906cm" svg:y="6.378cm" style:legend-expansion="high" chart:style-name="ch4"/>
        <chart:plot-area chart:style-name="ch5" table:cell-range-address="'24-Jan'.C9:'24-Jan'.E23" chart:data-source-has-labels="both" svg:x="1.503cm" svg:y="2.481cm" svg:width="19.911cm" svg:height="10.113cm">
          <chartooo:coordinate-region svg:x="2.244cm" svg:y="2.68cm" svg:width="18.427cm" svg:height="9.267cm"/>
          <chart:axis chart:dimension="x" chart:name="primary-x" chart:style-name="ch6" chartooo:axis-type="auto">
            <chart:title svg:x="11.03cm" svg:y="12.871cm" chart:style-name="ch7">
              <text:p>Date</text:p>
            </chart:title>
            <chart:categories table:cell-range-address="'24-Jan'.C10:'24-Jan'.C23"/>
          </chart:axis>
          <chart:axis chart:dimension="y" chart:name="primary-y" chart:style-name="ch8">
            <chart:title svg:x="0.451cm" svg:y="9.446cm" chart:style-name="ch9">
              <text:p>Remaining Story Points</text:p>
            </chart:title>
            <chart:grid chart:style-name="ch10" chart:class="major"/>
          </chart:axis>
          <chart:series chart:style-name="ch11" chart:values-cell-range-address="'24-Jan'.D10:'24-Jan'.D23" chart:label-cell-address="'24-Jan'.D9:'24-Jan'.D9" chart:class="chart:scatter">
            <chart:domain table:cell-range-address="'24-Jan'.C10:'24-Jan'.C23"/>
            <chart:data-point chart:repeated="14"/>
          </chart:series>
          <chart:series chart:style-name="ch12" chart:values-cell-range-address="'24-Jan'.E10:'24-Jan'.E23" chart:label-cell-address="'24-Jan'.E9:'24-Jan'.E9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</text:p>
                <draw:g>
                  <svg:desc>'24-Jan'.D9:'24-Jan'.D9</svg:desc>
                </draw:g>
              </table:table-cell>
              <table:table-cell office:value-type="string">
                <text:p>Actual</text:p>
                <draw:g>
                  <svg:desc>'24-Jan'.E9:'24-Jan'.E9</svg:desc>
                </draw:g>
              </table:table-cell>
            </table:table-row>
          </table:table-header-rows>
          <table:table-rows>
            <table:table-row>
              <table:table-cell office:value-type="float" office:value="43117">
                <text:p>43117</text:p>
                <draw:g>
                  <svg:desc>'24-Jan'.C10:'24-Jan'.C23</svg:desc>
                </draw:g>
              </table:table-cell>
              <table:table-cell office:value-type="float" office:value="16">
                <text:p>16</text:p>
                <draw:g>
                  <svg:desc>'24-Jan'.D10:'24-Jan'.D23</svg:desc>
                </draw:g>
              </table:table-cell>
              <table:table-cell office:value-type="float" office:value="16">
                <text:p>16</text:p>
                <draw:g>
                  <svg:desc>'24-Jan'.E10:'24-Jan'.E23</svg:desc>
                </draw:g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7">
                <text:p>4312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8">
                <text:p>4312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scatter" chart:column-mapping="0 1" chart:style-name="ch1">
        <chart:title svg:x="10.007cm" svg:y="0.413cm" chart:style-name="ch2">
          <text:p>Burndown @ 31-Jan</text:p>
        </chart:title>
        <chart:subtitle svg:x="10.245cm" svg:y="1.495cm" chart:style-name="ch3">
          <text:p>Sprint #2 Complete</text:p>
        </chart:subtitle>
        <chart:legend chart:legend-position="end" svg:x="21.906cm" svg:y="6.378cm" style:legend-expansion="high" chart:style-name="ch4"/>
        <chart:plot-area chart:style-name="ch5" table:cell-range-address="'31-Jan'.C9:'31-Jan'.E23" chart:data-source-has-labels="both" svg:x="1.503cm" svg:y="2.481cm" svg:width="19.911cm" svg:height="10.113cm">
          <chartooo:coordinate-region svg:x="2.244cm" svg:y="2.68cm" svg:width="18.427cm" svg:height="9.267cm"/>
          <chart:axis chart:dimension="x" chart:name="primary-x" chart:style-name="ch6" chartooo:axis-type="auto">
            <chart:title svg:x="11.03cm" svg:y="12.871cm" chart:style-name="ch7">
              <text:p>Date</text:p>
            </chart:title>
            <chart:categories table:cell-range-address="'31-Jan'.C10:'31-Jan'.C23"/>
          </chart:axis>
          <chart:axis chart:dimension="y" chart:name="primary-y" chart:style-name="ch8">
            <chart:title svg:x="0.451cm" svg:y="9.446cm" chart:style-name="ch9">
              <text:p>Remaining Story Points</text:p>
            </chart:title>
            <chart:grid chart:style-name="ch10" chart:class="major"/>
          </chart:axis>
          <chart:series chart:style-name="ch11" chart:values-cell-range-address="'31-Jan'.D10:'31-Jan'.D23" chart:label-cell-address="'31-Jan'.D9:'31-Jan'.D9" chart:class="chart:scatter">
            <chart:domain table:cell-range-address="'31-Jan'.C10:'31-Jan'.C23"/>
            <chart:data-point chart:repeated="14"/>
          </chart:series>
          <chart:series chart:style-name="ch12" chart:values-cell-range-address="'31-Jan'.E10:'31-Jan'.E23" chart:label-cell-address="'31-Jan'.E9:'31-Jan'.E9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lanned</text:p>
                <draw:g>
                  <svg:desc>'31-Jan'.D9:'31-Jan'.D9</svg:desc>
                </draw:g>
              </table:table-cell>
              <table:table-cell office:value-type="string">
                <text:p>Actual</text:p>
                <draw:g>
                  <svg:desc>'31-Jan'.E9:'31-Jan'.E9</svg:desc>
                </draw:g>
              </table:table-cell>
            </table:table-row>
          </table:table-header-rows>
          <table:table-rows>
            <table:table-row>
              <table:table-cell office:value-type="float" office:value="43117">
                <text:p>43117</text:p>
                <draw:g>
                  <svg:desc>'31-Jan'.C10:'31-Jan'.C23</svg:desc>
                </draw:g>
              </table:table-cell>
              <table:table-cell office:value-type="float" office:value="43117">
                <text:p>43117</text:p>
                <draw:g>
                  <svg:desc>'31-Jan'.C10:'31-Jan'.C23</svg:desc>
                </draw:g>
              </table:table-cell>
              <table:table-cell office:value-type="float" office:value="16">
                <text:p>16</text:p>
                <draw:g>
                  <svg:desc>'31-Jan'.D10:'31-Jan'.D23</svg:desc>
                </draw:g>
              </table:table-cell>
              <table:table-cell office:value-type="float" office:value="16">
                <text:p>16</text:p>
                <draw:g>
                  <svg:desc>'31-Jan'.E10:'31-Jan'.E23</svg:desc>
                </draw:g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43118">
                <text:p>43118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43119">
                <text:p>4311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43120">
                <text:p>43120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1</text:p>
              </table:table-cell>
              <table:table-cell office:value-type="float" office:value="43121">
                <text:p>4312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43122">
                <text:p>43122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43123">
                <text:p>431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43124">
                <text:p>431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43125">
                <text:p>4312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43126">
                <text:p>4312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7">
                <text:p>43127</text:p>
              </table:table-cell>
              <table:table-cell office:value-type="float" office:value="43127">
                <text:p>43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8">
                <text:p>43128</text:p>
              </table:table-cell>
              <table:table-cell office:value-type="float" office:value="43128">
                <text:p>4312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43129">
                <text:p>4312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43130">
                <text:p>431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26cm" svg:height="13.852cm" xlink:href=".." xlink:type="simple" chart:class="chart:scatter" chart:style-name="ch1">
        <chart:title svg:x="9.941cm" svg:y="0.413cm" chart:style-name="ch2">
          <text:p>Burndown @ 07-Feb</text:p>
        </chart:title>
        <chart:subtitle svg:x="10.245cm" svg:y="1.495cm" chart:style-name="ch3">
          <text:p>Sprint #3 Complete</text:p>
        </chart:subtitle>
        <chart:legend chart:legend-position="end" svg:x="21.906cm" svg:y="6.378cm" style:legend-expansion="high" chart:style-name="ch4"/>
        <chart:plot-area chart:style-name="ch5" table:cell-range-address="'07-Feb'.C9:'07-Feb'.E30" chart:data-source-has-labels="both" svg:x="1.503cm" svg:y="2.481cm" svg:width="19.911cm" svg:height="10.113cm">
          <chartooo:coordinate-region svg:x="2.244cm" svg:y="2.68cm" svg:width="18.427cm" svg:height="9.267cm"/>
          <chart:axis chart:dimension="x" chart:name="primary-x" chart:style-name="ch6" chartooo:axis-type="auto">
            <chart:title svg:x="11.03cm" svg:y="12.871cm" chart:style-name="ch7">
              <text:p>Date</text:p>
            </chart:title>
            <chart:categories table:cell-range-address="'07-Feb'.C10:'07-Feb'.C30"/>
          </chart:axis>
          <chart:axis chart:dimension="y" chart:name="primary-y" chart:style-name="ch8">
            <chart:title svg:x="0.451cm" svg:y="9.446cm" chart:style-name="ch9">
              <text:p>Remaining Story Points</text:p>
            </chart:title>
            <chart:grid chart:style-name="ch10" chart:class="major"/>
          </chart:axis>
          <chart:series chart:style-name="ch11" chart:values-cell-range-address="'07-Feb'.D10:'07-Feb'.D30" chart:label-cell-address="'07-Feb'.D9:'07-Feb'.D9" chart:class="chart:scatter">
            <chart:domain table:cell-range-address="'07-Feb'.C10:'07-Feb'.C30"/>
            <chart:data-point chart:repeated="21"/>
          </chart:series>
          <chart:series chart:style-name="ch12" chart:values-cell-range-address="'07-Feb'.E10:'07-Feb'.E30" chart:label-cell-address="'07-Feb'.E9:'07-Feb'.E9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ed</text:p>
                <draw:g>
                  <svg:desc>'07-Feb'.D9:'07-Feb'.D9</svg:desc>
                </draw:g>
              </table:table-cell>
              <table:table-cell office:value-type="string">
                <text:p>Actual</text:p>
                <draw:g>
                  <svg:desc>'07-Feb'.E9:'07-Feb'.E9</svg:desc>
                </draw:g>
              </table:table-cell>
            </table:table-row>
          </table:table-header-rows>
          <table:table-rows>
            <table:table-row>
              <table:table-cell office:value-type="float" office:value="43117">
                <text:p>43117</text:p>
                <draw:g>
                  <svg:desc>'07-Feb'.C10:'07-Feb'.C30</svg:desc>
                </draw:g>
              </table:table-cell>
              <table:table-cell office:value-type="float" office:value="16">
                <text:p>16</text:p>
                <draw:g>
                  <svg:desc>'07-Feb'.D10:'07-Feb'.D30</svg:desc>
                </draw:g>
              </table:table-cell>
              <table:table-cell office:value-type="float" office:value="16">
                <text:p>16</text:p>
                <draw:g>
                  <svg:desc>'07-Feb'.E10:'07-Feb'.E30</svg:desc>
                </draw:g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19">
                <text:p>43119</text:p>
              </table:table-cell>
              <table:table-cell office:value-type="float" office:value="13">
                <text:p>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3120">
                <text:p>43120</text:p>
              </table:table-cell>
              <table:table-cell office:value-type="float" office:value="11.5">
                <text:p>11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121">
                <text:p>4312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2">
                <text:p>43122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4">
                <text:p>4312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125">
                <text:p>4312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126">
                <text:p>4312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7">
                <text:p>4312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28">
                <text:p>4312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31">
                <text:p>4313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132">
                <text:p>43132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134">
                <text:p>4313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135">
                <text:p>4313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37">
                <text:p>43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